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0214" officeooo:paragraph-rsid="000b0214"/>
    </style:style>
    <style:style style:name="P2" style:family="paragraph" style:parent-style-name="Standard">
      <style:text-properties fo:font-size="11pt" officeooo:rsid="000b0214" officeooo:paragraph-rsid="000b0214" style:font-size-asian="11pt" style:font-size-complex="11pt"/>
    </style:style>
    <style:style style:name="P3" style:family="paragraph" style:parent-style-name="Standard">
      <style:text-properties fo:font-size="11pt" officeooo:rsid="000de430" officeooo:paragraph-rsid="000de430" style:font-size-asian="11pt" style:font-size-complex="11pt"/>
    </style:style>
    <style:style style:name="P4" style:family="paragraph" style:parent-style-name="Standard">
      <style:text-properties fo:font-size="11pt" officeooo:rsid="000e02ae" officeooo:paragraph-rsid="000e02ae" style:font-size-asian="11pt" style:font-size-complex="11pt"/>
    </style:style>
    <style:style style:name="P5" style:family="paragraph" style:parent-style-name="Standard">
      <style:text-properties fo:font-size="11pt" officeooo:rsid="000e02ae" officeooo:paragraph-rsid="000f1595" style:font-size-asian="11pt" style:font-size-complex="11pt"/>
    </style:style>
    <style:style style:name="P6" style:family="paragraph" style:parent-style-name="Standard">
      <style:text-properties fo:font-size="11pt" officeooo:rsid="000f1595" officeooo:paragraph-rsid="000f1595" style:font-size-asian="11pt" style:font-size-complex="11pt"/>
    </style:style>
    <style:style style:name="P7" style:family="paragraph" style:parent-style-name="Standard">
      <style:text-properties fo:font-size="11pt" officeooo:rsid="0010cd84" officeooo:paragraph-rsid="0010cd84" style:font-size-asian="11pt" style:font-size-complex="11pt"/>
    </style:style>
    <style:style style:name="P8" style:family="paragraph" style:parent-style-name="Standard">
      <style:text-properties fo:font-size="12pt" officeooo:rsid="000cc835" officeooo:paragraph-rsid="000cc835" style:font-size-asian="12pt" style:font-size-complex="12pt"/>
    </style:style>
    <style:style style:name="P9" style:family="paragraph" style:parent-style-name="Standard">
      <style:text-properties officeooo:rsid="0010cd84" officeooo:paragraph-rsid="0010cd84"/>
    </style:style>
    <style:style style:name="T1" style:family="text">
      <style:text-properties style:text-position="super 58%"/>
    </style:style>
    <style:style style:name="T2" style:family="text">
      <style:text-properties style:text-position="0% 100%"/>
    </style:style>
    <style:style style:name="T3" style:family="text">
      <style:text-properties style:text-position="0% 100%" officeooo:rsid="000e02ae"/>
    </style:style>
    <style:style style:name="T4" style:family="text">
      <style:text-properties officeooo:rsid="000e02a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ry Miller</text:p>
      <text:p text:style-name="P1">Lab 5 Write-Up</text:p>
      <text:p text:style-name="P1"/>
      <text:p text:style-name="P1">Part I: Solution</text:p>
      <text:p text:style-name="P2">Q * * * * * * * </text:p>
      <text:p text:style-name="P2">* * * * Q * * * </text:p>
      <text:p text:style-name="P2">* * * * * * * Q </text:p>
      <text:p text:style-name="P2">* * * * * Q * * </text:p>
      <text:p text:style-name="P2">* * Q * * * * * </text:p>
      <text:p text:style-name="P2">* * * * * * Q * </text:p>
      <text:p text:style-name="P2">* Q * * * * * * </text:p>
      <text:p text:style-name="P2">* * * Q * * * * </text:p>
      <text:p text:style-name="P1"/>
      <text:p text:style-name="P1"/>
      <text:p text:style-name="P1">Part II: First 5 Solutions</text:p>
      <text:p text:style-name="P9">8 Queens</text:p>
      <text:p text:style-name="P2">* * * Q * * * * </text:p>
      <text:p text:style-name="P2">* * * * * Q * * </text:p>
      <text:p text:style-name="P2">Q * * * * * * * </text:p>
      <text:p text:style-name="P2">* * * * Q * * * </text:p>
      <text:p text:style-name="P2">* Q * * * * * * </text:p>
      <text:p text:style-name="P2">* * * * * * * Q </text:p>
      <text:p text:style-name="P2">* * Q * * * * * </text:p>
      <text:p text:style-name="P2">* * * * * * Q * </text:p>
      <text:p text:style-name="P2"></text:p>
      <text:p text:style-name="P2">* * * Q * * * * </text:p>
      <text:p text:style-name="P2">* * * * * Q * * </text:p>
      <text:p text:style-name="P2">* * * * * * * Q </text:p>
      <text:p text:style-name="P2">* Q * * * * * * </text:p>
      <text:p text:style-name="P2">* * * * * * Q * </text:p>
      <text:p text:style-name="P2">Q * * * * * * * </text:p>
      <text:p text:style-name="P2">* * Q * * * * * </text:p>
      <text:p text:style-name="P2">* * * * Q * * * </text:p>
      <text:p text:style-name="P2"></text:p>
      <text:p text:style-name="P2">* * * Q * * * * </text:p>
      <text:p text:style-name="P2">* * * * * Q * * </text:p>
      <text:p text:style-name="P2">* * * * * * * Q </text:p>
      <text:p text:style-name="P2">* * Q * * * * * </text:p>
      <text:p text:style-name="P2">Q * * * * * * * </text:p>
      <text:p text:style-name="P2">* * * * * * Q * </text:p>
      <text:p text:style-name="P2">* * * * Q * * * </text:p>
      <text:p text:style-name="P2">* Q * * * * * * </text:p>
      <text:p text:style-name="P2"></text:p>
      <text:p text:style-name="P2">* * * Q * * * * </text:p>
      <text:p text:style-name="P2">* * * * * * Q * </text:p>
      <text:p text:style-name="P2">Q * * * * * * * </text:p>
      <text:p text:style-name="P2">* * * * * * * Q </text:p>
      <text:p text:style-name="P2">* * * * Q * * * </text:p>
      <text:p text:style-name="P2">* Q * * * * * * </text:p>
      <text:p text:style-name="P2">* * * * * Q * * </text:p>
      <text:p text:style-name="P2">* * Q * * * * * </text:p>
      <text:p text:style-name="P2"></text:p>
      <text:p text:style-name="P2"><text:soft-page-break/>* * * Q * * * * </text:p>
      <text:p text:style-name="P2">* * * * * * Q * </text:p>
      <text:p text:style-name="P2">* * Q * * * * * </text:p>
      <text:p text:style-name="P2">* * * * * * * Q </text:p>
      <text:p text:style-name="P2">* Q * * * * * * </text:p>
      <text:p text:style-name="P2">* * * * Q * * * </text:p>
      <text:p text:style-name="P2">Q * * * * * * * </text:p>
      <text:p text:style-name="P2">* * * * * Q * * </text:p>
      <text:p text:style-name="P7">6 Queens</text:p>
      <text:p text:style-name="P7">* * * * Q * </text:p>
      <text:p text:style-name="P7">* * Q * * * </text:p>
      <text:p text:style-name="P7">Q * * * * * </text:p>
      <text:p text:style-name="P7">* * * * * Q </text:p>
      <text:p text:style-name="P7">* * * Q * * </text:p>
      <text:p text:style-name="P7">* Q * * * * </text:p>
      <text:p text:style-name="P7">12 Queens</text:p>
      <text:p text:style-name="P7">* * * * * * * * * * * Q </text:p>
      <text:p text:style-name="P7">* * * * * * * * * Q * * </text:p>
      <text:p text:style-name="P7">* * * * * * * Q * * * * </text:p>
      <text:p text:style-name="P7">* * * * Q * * * * * * * </text:p>
      <text:p text:style-name="P7">* * Q * * * * * * * * * </text:p>
      <text:p text:style-name="P7">Q * * * * * * * * * * * </text:p>
      <text:p text:style-name="P7">* * * * * * Q * * * * * </text:p>
      <text:p text:style-name="P7">* Q * * * * * * * * * * </text:p>
      <text:p text:style-name="P7">* * * * * * * * * * Q * </text:p>
      <text:p text:style-name="P7">* * * * * Q * * * * * * </text:p>
      <text:p text:style-name="P7">* * * Q * * * * * * * * </text:p>
      <text:p text:style-name="P7">* * * * * * * * Q * * * </text:p>
      <text:p text:style-name="P7"/>
      <text:p text:style-name="P2"/>
      <text:p text:style-name="P8">Part III: Down Time Questions</text:p>
      <text:p text:style-name="P3">1) EIGHTQUEENS, first all duplicate keys are removed</text:p>
      <text:p text:style-name="P3">0 1 2 <text:s/>3 <text:s/>4 5 <text:s/>6 <text:s/>7 8</text:p>
      <text:p text:style-name="P3">E I G H T Q U N S, the string is then sorted</text:p>
      <text:p text:style-name="P3">0 <text:s/>1 <text:s/>2 3 4 <text:s/>5 <text:s/>6 7 8</text:p>
      <text:p text:style-name="P3">E G H I N Q S T U</text:p>
      <text:p text:style-name="P3">The final list of key-value pairs is:</text:p>
      <text:p text:style-name="P3">[(<text:span text:style-name="T4">E</text:span>, <text:span text:style-name="T4">0</text:span>), (<text:span text:style-name="T4">G</text:span>, <text:span text:style-name="T4">1</text:span>), (<text:span text:style-name="T4">H</text:span>, <text:span text:style-name="T4">2</text:span>), (<text:span text:style-name="T4">I</text:span>, <text:span text:style-name="T4">3</text:span>), (<text:span text:style-name="T4">N</text:span>, <text:span text:style-name="T4">4</text:span>), (<text:span text:style-name="T4">Q</text:span>, <text:span text:style-name="T4">5</text:span>), (<text:span text:style-name="T4">S</text:span>, <text:span text:style-name="T4">6</text:span>), (<text:span text:style-name="T4">T</text:span>, <text:span text:style-name="T4">7</text:span>), (<text:span text:style-name="T4">U</text:span>, <text:span text:style-name="T4">8</text:span>)]</text:p>
      <text:p text:style-name="P3"/>
      <text:p text:style-name="P3">2) <text:span text:style-name="T4">Binary</text:span> search would be better for an application that uses 10<text:span text:style-name="T1">3</text:span><text:span text:style-name="T2"> put() functoins and 10</text:span><text:span text:style-name="T1">6</text:span><text:span text:style-name="T2"> get() functions, because though it may have a slower put() funcation than sequential search, </text:span><text:span text:style-name="T3">its get() function is much faster and there are a significant larger number of get() functions that must be done.</text:span></text:p>
      <text:p text:style-name="P3"/>
      <text:p text:style-name="P4"><text:span text:style-name="T2">3) SYMBOLTABLE</text:span></text:p>
      <text:p text:style-name="P6">root is S because it is the first value, [(S, 0)]</text:p>
      <text:p text:style-name="P6">we then have an unsucessful search for our next value Y, it is larger than S so it is placed as a right child</text:p>
      <text:p text:style-name="P6"><text:tab/>[(S, 0), (Y, 1)]</text:p>
      <text:p text:style-name="P6">we then have another unsucessful search for M, it is smaller than Y, so it is placed as a left child</text:p>
      <text:p text:style-name="P6"><text:tab/>[(S, 0), (Y, 1), (M, 2)]</text:p>
      <text:p text:style-name="P6">we then have an unsucessful search for B, it is smaller then M, so it is placed as a left child</text:p>
      <text:p text:style-name="P6"><text:tab/>[(S, 0), (Y, 1), (M, 2), (B, 3)]</text:p>
      <text:p text:style-name="P6">next there is an unsucessful search for O, it is larger than M and larger than B, so it is a right child of M</text:p>
      <text:p text:style-name="P6"><text:tab/>[(S, 0), (Y, 1), (M, 2), (B, 3), (O, 4)]</text:p>
      <text:p text:style-name="P6"><text:soft-page-break/>next we have an unsucessful search for L, it is larger than B and smaller than O, so it is a right child of O</text:p>
      <text:p text:style-name="P6"><text:tab/>[(S, 0), (Y, 1), (M, 2), (B, 3), (O, 4), (L, 5)]</text:p>
      <text:p text:style-name="P6">next there is an unsucessful search for T, it is is larger than L, so it is a right child of O</text:p>
      <text:p text:style-name="P6"><text:tab/>[(S, 0), (Y, 1), (M, 2), (B, 3), (O, 4), (L, 5), (T, 6)]</text:p>
      <text:p text:style-name="P6">next ther is an unsucessful search for A, it is smaller than T so it is a left child of T</text:p>
      <text:p text:style-name="P6"><text:tab/>[(S, 0), (Y, 1), (M, 2), (B, 3), (O, 4), (L, 5), (T, 6), (A, 7)]</text:p>
      <text:p text:style-name="P6">next there is a sucessful search for B, the value is overwritten</text:p>
      <text:p text:style-name="P6">next there is a sucessful search for L, the value is overwritten</text:p>
      <text:p text:style-name="P6">Finally there is an unsucessful search for E, it is larger than A and smaller than T, so it is a right child of T</text:p>
      <text:p text:style-name="P6"><text:tab/>Final Key-Value pairs: [(S, 0), (Y, 1), (M, 2), (B, 3), (O, 4), (L, 5), (T, 6), (A, 7), (E, 8)]</text:p>
      <text:p text:style-name="P5"/>
      <text:p text:style-name="P4"><text:span text:style-name="T2">4) The get() and put() methods would be able to be implemented iteratively opposed to recursively, by using loops to shift indexes in the put(0 method or iterate through indexes and comapre until a match is found for the get() method. While this implementation method is possible, it would be much less efficient than simply using the recursive cal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4T14:33:16.441060067</meta:creation-date>
    <dc:date>2016-03-04T15:55:54.082418463</dc:date>
    <meta:editing-duration>PT1H20M41S</meta:editing-duration>
    <meta:editing-cycles>2</meta:editing-cycles>
    <meta:generator>LibreOffice/4.2.8.2$Linux_X86_64 LibreOffice_project/420m0$Build-2</meta:generator>
    <meta:document-statistic meta:table-count="0" meta:image-count="0" meta:object-count="0" meta:page-count="3" meta:paragraph-count="107" meta:word-count="1083" meta:character-count="3622" meta:non-whitespace-character-count="2490"/>
  </office:meta>
</office:document-meta>
</file>